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nsor2</text:p>
          </table:table-cell>
          <table:table-cell table:formula="of:=AVERAGE([.B10:.B65536])" office:value-type="float" office:value="532914572.864322" calcext:value-type="float">
            <text:p>532914572.8643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uator</text:p>
          </table:table-cell>
          <table:table-cell table:formula="of:=AVERAGE([.N10:.N65536])" office:value-type="float" office:value="509434673.366834" calcext:value-type="float">
            <text:p>509434673.366834</text:p>
          </table:table-cell>
          <table:table-cell/>
          <table:table-cell table:formula="of:=AVERAGE([.B1:.B7])" office:value-type="float" office:value="521989142.139268" calcext:value-type="float">
            <text:p>521989142.1392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table:formula="of:=AVERAGE([.L10:.L65536];[.M10:.M65536])" office:value-type="float" office:value="505032663.316583" calcext:value-type="float">
            <text:p>505032663.316583</text:p>
          </table:table-cell>
          <table:table-cell/>
          <table:table-cell table:formula="of:=STDEV([.B1:.B7])" office:value-type="float" office:value="17161605.4889742" calcext:value-type="float">
            <text:p>17161605.48897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n_int</text:p>
          </table:table-cell>
          <table:table-cell table:formula="of:=AVERAGE([.C10:.C65536];[.D10:.D65536];[.E10:.E65536];[.F10:.F65536])" office:value-type="float" office:value="518266959.798995" calcext:value-type="float">
            <text:p>518266959.798995</text:p>
          </table:table-cell>
          <table:table-cell/>
          <table:table-cell table:formula="of:=[.D3]/[.D2]" office:value-type="float" office:value="0.0328773227325013" calcext:value-type="float">
            <text:p>0.03287732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2</text:p>
          </table:table-cell>
          <table:table-cell table:formula="of:=AVERAGE([.G10:.G65536])" office:value-type="float" office:value="519562814.070352" calcext:value-type="float">
            <text:p>519562814.0703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nsor</text:p>
          </table:table-cell>
          <table:table-cell table:formula="of:=AVERAGE([.A10:.A65536])" office:value-type="float" office:value="555296482.41206" calcext:value-type="float">
            <text:p>555296482.4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py</text:p>
          </table:table-cell>
          <table:table-cell table:formula="of:=AVERAGE([.H10:.H65536];[.I10:.I65536];[.J10:.J65536];[.K10:.K65536])" office:value-type="float" office:value="513415829.145729" calcext:value-type="float">
            <text:p>513415829.14572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000000" calcext:value-type="float">
            <text:p>61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9000000" calcext:value-type="float">
            <text:p>53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8000000" calcext:value-type="float">
            <text:p>558000000</text:p>
          </table:table-cell>
          <table:table-cell office:value-type="float" office:value="519000000" calcext:value-type="float">
            <text:p>519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9000000" calcext:value-type="float">
            <text:p>569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6" office:value-type="float" office:value="523000000" calcext:value-type="float">
            <text:p>523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92000000" calcext:value-type="float">
            <text:p>59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58000000" calcext:value-type="float">
            <text:p>658000000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554000000" calcext:value-type="float">
            <text:p>554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66000000" calcext:value-type="float">
            <text:p>566000000</text:p>
          </table:table-cell>
          <table:table-cell office:value-type="float" office:value="770000000" calcext:value-type="float">
            <text:p>770000000</text:p>
          </table:table-cell>
          <table:table-cell office:value-type="float" office:value="1084000000" calcext:value-type="float">
            <text:p>1084000000</text:p>
          </table:table-cell>
          <table:table-cell table:number-columns-repeated="2" office:value-type="float" office:value="1082000000" calcext:value-type="float">
            <text:p>1082000000</text:p>
          </table:table-cell>
          <table:table-cell office:value-type="float" office:value="699000000" calcext:value-type="float">
            <text:p>699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8000000" calcext:value-type="float">
            <text:p>588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0000000" calcext:value-type="float">
            <text:p>54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671000000" calcext:value-type="float">
            <text:p>671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93000000" calcext:value-type="float">
            <text:p>69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693000000" calcext:value-type="float">
            <text:p>69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4000000" calcext:value-type="float">
            <text:p>58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17000000" calcext:value-type="float">
            <text:p>517000000</text:p>
          </table:table-cell>
          <table:table-cell table:number-columns-repeated="3" office:value-type="float" office:value="492000000" calcext:value-type="float">
            <text:p>492000000</text:p>
          </table:table-cell>
          <table:table-cell office:value-type="float" office:value="578000000" calcext:value-type="float">
            <text:p>57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3000000" calcext:value-type="float">
            <text:p>58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60000000" calcext:value-type="float">
            <text:p>560000000</text:p>
          </table:table-cell>
          <table:table-cell office:value-type="float" office:value="686000000" calcext:value-type="float">
            <text:p>686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26000000" calcext:value-type="float">
            <text:p>72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2000000" calcext:value-type="float">
            <text:p>642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8000000" calcext:value-type="float">
            <text:p>64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7000000" calcext:value-type="float">
            <text:p>647000000</text:p>
          </table:table-cell>
          <table:table-cell office:value-type="float" office:value="568000000" calcext:value-type="float">
            <text:p>568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70000000" calcext:value-type="float">
            <text:p>57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64000000" calcext:value-type="float">
            <text:p>66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2000000" calcext:value-type="float">
            <text:p>57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4000000" calcext:value-type="float">
            <text:p>50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34000000" calcext:value-type="float">
            <text:p>634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9000000" calcext:value-type="float">
            <text:p>649000000</text:p>
          </table:table-cell>
          <table:table-cell office:value-type="float" office:value="542000000" calcext:value-type="float">
            <text:p>542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5000000" calcext:value-type="float">
            <text:p>615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60000000" calcext:value-type="float">
            <text:p>560000000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50000000" calcext:value-type="float">
            <text:p>650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66000000" calcext:value-type="float">
            <text:p>66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5000000" calcext:value-type="float">
            <text:p>64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67000000" calcext:value-type="float">
            <text:p>66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620000000" calcext:value-type="float">
            <text:p>620000000</text:p>
          </table:table-cell>
          <table:table-cell office:value-type="float" office:value="718000000" calcext:value-type="float">
            <text:p>718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70000000" calcext:value-type="float">
            <text:p>67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34000000" calcext:value-type="float">
            <text:p>63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81000000" calcext:value-type="float">
            <text:p>68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table:number-columns-repeated="2"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8000000" calcext:value-type="float">
            <text:p>6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7000000" calcext:value-type="float">
            <text:p>58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9000000" calcext:value-type="float">
            <text:p>549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6000000" calcext:value-type="float">
            <text:p>57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69000000" calcext:value-type="float">
            <text:p>569000000</text:p>
          </table:table-cell>
          <table:table-cell office:value-type="float" office:value="591000000" calcext:value-type="float">
            <text:p>59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0000000" calcext:value-type="float">
            <text:p>640000000</text:p>
          </table:table-cell>
          <table:table-cell office:value-type="float" office:value="541000000" calcext:value-type="float">
            <text:p>541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4000000" calcext:value-type="float">
            <text:p>50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26000000" calcext:value-type="float">
            <text:p>626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66000000" calcext:value-type="float">
            <text:p>66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27000000" calcext:value-type="float">
            <text:p>6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96000000" calcext:value-type="float">
            <text:p>59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21000000" calcext:value-type="float">
            <text:p>621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17000000" calcext:value-type="float">
            <text:p>517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96000000" calcext:value-type="float">
            <text:p>696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2000000" calcext:value-type="float">
            <text:p>562000000</text:p>
          </table:table-cell>
          <table:table-cell office:value-type="float" office:value="575000000" calcext:value-type="float">
            <text:p>575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3000000" calcext:value-type="float">
            <text:p>58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5000000" calcext:value-type="float">
            <text:p>565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7000000" calcext:value-type="float">
            <text:p>55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82000000" calcext:value-type="float">
            <text:p>582000000</text:p>
          </table:table-cell>
          <table:table-cell office:value-type="float" office:value="583000000" calcext:value-type="float">
            <text:p>583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59000000" calcext:value-type="float">
            <text:p>559000000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1000000" calcext:value-type="float">
            <text:p>50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79000000" calcext:value-type="float">
            <text:p>579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649000000" calcext:value-type="float">
            <text:p>649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7000000" calcext:value-type="float">
            <text:p>55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7000000" calcext:value-type="float">
            <text:p>557000000</text:p>
          </table:table-cell>
          <table:table-cell office:value-type="float" office:value="635000000" calcext:value-type="float">
            <text:p>635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9000000" calcext:value-type="float">
            <text:p>50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637000000" calcext:value-type="float">
            <text:p>63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5000000" calcext:value-type="float">
            <text:p>505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6000000" calcext:value-type="float">
            <text:p>556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34000000" calcext:value-type="float">
            <text:p>53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660000000" calcext:value-type="float">
            <text:p>66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0000000" calcext:value-type="float">
            <text:p>570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0000000" calcext:value-type="float">
            <text:p>520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2000000" calcext:value-type="float">
            <text:p>602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634000000" calcext:value-type="float">
            <text:p>634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57000000" calcext:value-type="float">
            <text:p>557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8000000" calcext:value-type="float">
            <text:p>518000000</text:p>
          </table:table-cell>
          <table:table-cell table:number-columns-repeated="2"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8000000" calcext:value-type="float">
            <text:p>578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5000000" calcext:value-type="float">
            <text:p>53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3000000" calcext:value-type="float">
            <text:p>56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74000000" calcext:value-type="float">
            <text:p>57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88000000" calcext:value-type="float">
            <text:p>588000000</text:p>
          </table:table-cell>
          <table:table-cell office:value-type="float" office:value="709000000" calcext:value-type="float">
            <text:p>70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3000000" calcext:value-type="float">
            <text:p>60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64000000" calcext:value-type="float">
            <text:p>564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0000000" calcext:value-type="float">
            <text:p>580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54000000" calcext:value-type="float">
            <text:p>55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81000000" calcext:value-type="float">
            <text:p>681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2000000" calcext:value-type="float">
            <text:p>572000000</text:p>
          </table:table-cell>
          <table:table-cell office:value-type="float" office:value="559000000" calcext:value-type="float">
            <text:p>559000000</text:p>
          </table:table-cell>
          <table:table-cell table:number-columns-repeated="2" office:value-type="float" office:value="529000000" calcext:value-type="float">
            <text:p>52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66000000" calcext:value-type="float">
            <text:p>56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1000000" calcext:value-type="float">
            <text:p>55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58000000" calcext:value-type="float">
            <text:p>65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49000000" calcext:value-type="float">
            <text:p>54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1000000" calcext:value-type="float">
            <text:p>56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5000000" calcext:value-type="float">
            <text:p>555000000</text:p>
          </table:table-cell>
          <table:table-cell office:value-type="float" office:value="599000000" calcext:value-type="float">
            <text:p>599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5000000" calcext:value-type="float">
            <text:p>505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62000000" calcext:value-type="float">
            <text:p>562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4000000" calcext:value-type="float">
            <text:p>58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0000000" calcext:value-type="float">
            <text:p>520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7000000" calcext:value-type="float">
            <text:p>55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7000000" calcext:value-type="float">
            <text:p>56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631000000" calcext:value-type="float">
            <text:p>631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5000000" calcext:value-type="float">
            <text:p>55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7000000" calcext:value-type="float">
            <text:p>517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3000000" calcext:value-type="float">
            <text:p>56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1000000" calcext:value-type="float">
            <text:p>50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8000000" calcext:value-type="float">
            <text:p>568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57000000" calcext:value-type="float">
            <text:p>557000000</text:p>
          </table:table-cell>
          <table:table-cell office:value-type="float" office:value="558000000" calcext:value-type="float">
            <text:p>55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9000000" calcext:value-type="float">
            <text:p>529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3"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6000000" calcext:value-type="float">
            <text:p>606000000</text:p>
          </table:table-cell>
          <table:table-cell table:number-columns-repeated="6" office:value-type="float" office:value="523000000" calcext:value-type="float">
            <text:p>523000000</text:p>
          </table:table-cell>
          <table:table-cell office:value-type="float" office:value="505000000" calcext:value-type="float">
            <text:p>505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table:number-columns-repeated="2" office:value-type="float" office:value="531000000" calcext:value-type="float">
            <text:p>531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6000000" calcext:value-type="float">
            <text:p>576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7000000" calcext:value-type="float">
            <text:p>577000000</text:p>
          </table:table-cell>
          <table:table-cell office:value-type="float" office:value="543000000" calcext:value-type="float">
            <text:p>543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54000000" calcext:value-type="float">
            <text:p>554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66000000" calcext:value-type="float">
            <text:p>56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6000000" calcext:value-type="float">
            <text:p>56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9000000" calcext:value-type="float">
            <text:p>49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0000000" calcext:value-type="float">
            <text:p>550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0000000" calcext:value-type="float">
            <text:p>570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0000000" calcext:value-type="float">
            <text:p>55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57000000" calcext:value-type="float">
            <text:p>65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0000000" calcext:value-type="float">
            <text:p>560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5000000" calcext:value-type="float">
            <text:p>555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5000000" calcext:value-type="float">
            <text:p>57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58000000" calcext:value-type="float">
            <text:p>658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5000000" calcext:value-type="float">
            <text:p>575000000</text:p>
          </table:table-cell>
          <table:table-cell office:value-type="float" office:value="532000000" calcext:value-type="float">
            <text:p>532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4000000" calcext:value-type="float">
            <text:p>55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4000000" calcext:value-type="float">
            <text:p>57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6000000" calcext:value-type="float">
            <text:p>55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5000000" calcext:value-type="float">
            <text:p>515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73000000" calcext:value-type="float">
            <text:p>573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6000000" calcext:value-type="float">
            <text:p>57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64000000" calcext:value-type="float">
            <text:p>56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0000000" calcext:value-type="float">
            <text:p>490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4000000" calcext:value-type="float">
            <text:p>564000000</text:p>
          </table:table-cell>
          <table:table-cell office:value-type="float" office:value="684000000" calcext:value-type="float">
            <text:p>68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04000000" calcext:value-type="float">
            <text:p>50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0000000" calcext:value-type="float">
            <text:p>560000000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58000000" calcext:value-type="float">
            <text:p>558000000</text:p>
          </table:table-cell>
          <table:table-cell office:value-type="float" office:value="643000000" calcext:value-type="float">
            <text:p>64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2000000" calcext:value-type="float">
            <text:p>582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7000000" calcext:value-type="float">
            <text:p>53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0000000" calcext:value-type="float">
            <text:p>54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6000000" calcext:value-type="float">
            <text:p>516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66000000" calcext:value-type="float">
            <text:p>56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687000000" calcext:value-type="float">
            <text:p>68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9000000" calcext:value-type="float">
            <text:p>49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3000000" calcext:value-type="float">
            <text:p>523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7000000" calcext:value-type="float">
            <text:p>52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652000000" calcext:value-type="float">
            <text:p>652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3000000" calcext:value-type="float">
            <text:p>57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0000000" calcext:value-type="float">
            <text:p>570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5000000" calcext:value-type="float">
            <text:p>50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4000000" calcext:value-type="float">
            <text:p>55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59000000" calcext:value-type="float">
            <text:p>559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5000000" calcext:value-type="float">
            <text:p>535000000</text:p>
          </table:table-cell>
          <table:table-cell office:value-type="float" office:value="595000000" calcext:value-type="float">
            <text:p>595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3" office:value-type="float" office:value="524000000" calcext:value-type="float">
            <text:p>524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5000000" calcext:value-type="float">
            <text:p>53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9000000" calcext:value-type="float">
            <text:p>50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8000000" calcext:value-type="float">
            <text:p>568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65000000" calcext:value-type="float">
            <text:p>56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8000000" calcext:value-type="float">
            <text:p>52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5000000" calcext:value-type="float">
            <text:p>565000000</text:p>
          </table:table-cell>
          <table:table-cell office:value-type="float" office:value="672000000" calcext:value-type="float">
            <text:p>672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table:number-columns-repeated="2" office:value-type="float" office:value="527000000" calcext:value-type="float">
            <text:p>527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0000000" calcext:value-type="float">
            <text:p>550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8000000" calcext:value-type="float">
            <text:p>52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55000000" calcext:value-type="float">
            <text:p>55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529000000" calcext:value-type="float">
            <text:p>529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6" office:value-type="float" office:value="523000000" calcext:value-type="float">
            <text:p>523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5000000" calcext:value-type="float">
            <text:p>535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7000000" calcext:value-type="float">
            <text:p>617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525000000" calcext:value-type="float">
            <text:p>525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516000000" calcext:value-type="float">
            <text:p>51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656000000" calcext:value-type="float">
            <text:p>656000000</text:p>
          </table:table-cell>
          <table:table-cell office:value-type="float" office:value="720000000" calcext:value-type="float">
            <text:p>72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74000000" calcext:value-type="float">
            <text:p>574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9000000" calcext:value-type="float">
            <text:p>51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7000000" calcext:value-type="float">
            <text:p>537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3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8000000" calcext:value-type="float">
            <text:p>528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20000000" calcext:value-type="float">
            <text:p>620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57000000" calcext:value-type="float">
            <text:p>557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65000000" calcext:value-type="float">
            <text:p>56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7000000" calcext:value-type="float">
            <text:p>53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7000000" calcext:value-type="float">
            <text:p>57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47000000" calcext:value-type="float">
            <text:p>547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41000000" calcext:value-type="float">
            <text:p>541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7000000" calcext:value-type="float">
            <text:p>52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5000000" calcext:value-type="float">
            <text:p>565000000</text:p>
          </table:table-cell>
          <table:table-cell office:value-type="float" office:value="692000000" calcext:value-type="float">
            <text:p>692000000</text:p>
          </table:table-cell>
          <table:table-cell office:value-type="float" office:value="535000000" calcext:value-type="float">
            <text:p>535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51000000" calcext:value-type="float">
            <text:p>55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0000000" calcext:value-type="float">
            <text:p>54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39000000" calcext:value-type="float">
            <text:p>539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666000000" calcext:value-type="float">
            <text:p>66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table:number-columns-repeated="2" office:value-type="float" office:value="516000000" calcext:value-type="float">
            <text:p>51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8000000" calcext:value-type="float">
            <text:p>558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629000000" calcext:value-type="float">
            <text:p>629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0000000" calcext:value-type="float">
            <text:p>520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65000000" calcext:value-type="float">
            <text:p>565000000</text:p>
          </table:table-cell>
          <table:table-cell office:value-type="float" office:value="570000000" calcext:value-type="float">
            <text:p>57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33000000" calcext:value-type="float">
            <text:p>633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86000000" calcext:value-type="float">
            <text:p>486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3000000" calcext:value-type="float">
            <text:p>563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8000000" calcext:value-type="float">
            <text:p>568000000</text:p>
          </table:table-cell>
          <table:table-cell table:number-columns-repeated="6" office:value-type="float" office:value="523000000" calcext:value-type="float">
            <text:p>523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633000000" calcext:value-type="float">
            <text:p>633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546000000" calcext:value-type="float">
            <text:p>54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48000000" calcext:value-type="float">
            <text:p>54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32000000" calcext:value-type="float">
            <text:p>532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19000000" calcext:value-type="float">
            <text:p>519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8000000" calcext:value-type="float">
            <text:p>518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7000000" calcext:value-type="float">
            <text:p>55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710000000" calcext:value-type="float">
            <text:p>710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566000000" calcext:value-type="float">
            <text:p>56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9000000" calcext:value-type="float">
            <text:p>529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5000000" calcext:value-type="float">
            <text:p>515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62000000" calcext:value-type="float">
            <text:p>562000000</text:p>
          </table:table-cell>
          <table:table-cell office:value-type="float" office:value="632000000" calcext:value-type="float">
            <text:p>63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9000000" calcext:value-type="float">
            <text:p>539000000</text:p>
          </table:table-cell>
          <table:table-cell office:value-type="float" office:value="558000000" calcext:value-type="float">
            <text:p>558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637000000" calcext:value-type="float">
            <text:p>637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15000000" calcext:value-type="float">
            <text:p>51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616000000" calcext:value-type="float">
            <text:p>61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4000000" calcext:value-type="float">
            <text:p>564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6000000" calcext:value-type="float">
            <text:p>57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3000000" calcext:value-type="float">
            <text:p>533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7000000" calcext:value-type="float">
            <text:p>517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82000000" calcext:value-type="float">
            <text:p>582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87000000" calcext:value-type="float">
            <text:p>58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719000000" calcext:value-type="float">
            <text:p>719000000</text:p>
          </table:table-cell>
          <table:table-cell office:value-type="float" office:value="598000000" calcext:value-type="float">
            <text:p>59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7000000" calcext:value-type="float">
            <text:p>57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9000000" calcext:value-type="float">
            <text:p>53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777000000" calcext:value-type="float">
            <text:p>777000000</text:p>
          </table:table-cell>
          <table:table-cell office:value-type="float" office:value="771000000" calcext:value-type="float">
            <text:p>771000000</text:p>
          </table:table-cell>
          <table:table-cell office:value-type="float" office:value="773000000" calcext:value-type="float">
            <text:p>773000000</text:p>
          </table:table-cell>
          <table:table-cell table:number-columns-repeated="2" office:value-type="float" office:value="772000000" calcext:value-type="float">
            <text:p>772000000</text:p>
          </table:table-cell>
          <table:table-cell office:value-type="float" office:value="774000000" calcext:value-type="float">
            <text:p>774000000</text:p>
          </table:table-cell>
          <table:table-cell office:value-type="float" office:value="771000000" calcext:value-type="float">
            <text:p>771000000</text:p>
          </table:table-cell>
          <table:table-cell office:value-type="float" office:value="776000000" calcext:value-type="float">
            <text:p>77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05000000" calcext:value-type="float">
            <text:p>805000000</text:p>
          </table:table-cell>
          <table:table-cell office:value-type="float" office:value="772000000" calcext:value-type="float">
            <text:p>772000000</text:p>
          </table:table-cell>
          <table:table-cell office:value-type="float" office:value="775000000" calcext:value-type="float">
            <text:p>775000000</text:p>
          </table:table-cell>
          <table:table-cell table:number-columns-repeated="4" office:value-type="float" office:value="772000000" calcext:value-type="float">
            <text:p>772000000</text:p>
          </table:table-cell>
          <table:table-cell office:value-type="float" office:value="641000000" calcext:value-type="float">
            <text:p>64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631000000" calcext:value-type="float">
            <text:p>631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68000000" calcext:value-type="float">
            <text:p>568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2000000" calcext:value-type="float">
            <text:p>55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3"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3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18000000" calcext:value-type="float">
            <text:p>618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55000000" calcext:value-type="float">
            <text:p>55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0000000" calcext:value-type="float">
            <text:p>53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8000000" calcext:value-type="float">
            <text:p>528000000</text:p>
          </table:table-cell>
          <table:table-cell office:value-type="float" office:value="569000000" calcext:value-type="float">
            <text:p>569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6000000" calcext:value-type="float">
            <text:p>56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17000000" calcext:value-type="float">
            <text:p>61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4000000" calcext:value-type="float">
            <text:p>554000000</text:p>
          </table:table-cell>
          <table:table-cell office:value-type="float" office:value="565000000" calcext:value-type="float">
            <text:p>56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6000000" calcext:value-type="float">
            <text:p>556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29000000" calcext:value-type="float">
            <text:p>629000000</text:p>
          </table:table-cell>
          <table:table-cell table:number-columns-repeated="2" office:value-type="float" office:value="490000000" calcext:value-type="float">
            <text:p>490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1000000" calcext:value-type="float">
            <text:p>561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46000000" calcext:value-type="float">
            <text:p>546000000</text:p>
          </table:table-cell>
          <table:table-cell table:number-columns-repeated="5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0000000" calcext:value-type="float">
            <text:p>580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24000000" calcext:value-type="float">
            <text:p>6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45000000" calcext:value-type="float">
            <text:p>645000000</text:p>
          </table:table-cell>
          <table:table-cell office:value-type="float" office:value="489000000" calcext:value-type="float">
            <text:p>489000000</text:p>
          </table:table-cell>
          <table:table-cell office:value-type="float" office:value="487000000" calcext:value-type="float">
            <text:p>48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4000000" calcext:value-type="float">
            <text:p>564000000</text:p>
          </table:table-cell>
          <table:table-cell office:value-type="float" office:value="555000000" calcext:value-type="float">
            <text:p>55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64000000" calcext:value-type="float">
            <text:p>56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41000000" calcext:value-type="float">
            <text:p>54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638000000" calcext:value-type="float">
            <text:p>63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5000000" calcext:value-type="float">
            <text:p>575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3000000" calcext:value-type="float">
            <text:p>563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4000000" calcext:value-type="float">
            <text:p>534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0000000" calcext:value-type="float">
            <text:p>580000000</text:p>
          </table:table-cell>
          <table:table-cell office:value-type="float" office:value="651000000" calcext:value-type="float">
            <text:p>65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57000000" calcext:value-type="float">
            <text:p>557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9000000" calcext:value-type="float">
            <text:p>559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8000000" calcext:value-type="float">
            <text:p>55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8000000" calcext:value-type="float">
            <text:p>518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2000000" calcext:value-type="float">
            <text:p>582000000</text:p>
          </table:table-cell>
          <table:table-cell office:value-type="float" office:value="584000000" calcext:value-type="float">
            <text:p>58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55000000" calcext:value-type="float">
            <text:p>555000000</text:p>
          </table:table-cell>
          <table:table-cell office:value-type="float" office:value="634000000" calcext:value-type="float">
            <text:p>63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1000000" calcext:value-type="float">
            <text:p>52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68000000" calcext:value-type="float">
            <text:p>56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5000000" calcext:value-type="float">
            <text:p>53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17000000" calcext:value-type="float">
            <text:p>61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9000000" calcext:value-type="float">
            <text:p>499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6000000" calcext:value-type="float">
            <text:p>56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632000000" calcext:value-type="float">
            <text:p>632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7000000" calcext:value-type="float">
            <text:p>577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7000000" calcext:value-type="float">
            <text:p>57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0000000" calcext:value-type="float">
            <text:p>540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2000000" calcext:value-type="float">
            <text:p>55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709000000" calcext:value-type="float">
            <text:p>70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0000000" calcext:value-type="float">
            <text:p>61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6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6000000" calcext:value-type="float">
            <text:p>566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42000000" calcext:value-type="float">
            <text:p>542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58000000" calcext:value-type="float">
            <text:p>658000000</text:p>
          </table:table-cell>
          <table:table-cell office:value-type="float" office:value="607000000" calcext:value-type="float">
            <text:p>607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35000000" calcext:value-type="float">
            <text:p>535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8000000" calcext:value-type="float">
            <text:p>558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5000000" calcext:value-type="float">
            <text:p>535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5000000" calcext:value-type="float">
            <text:p>565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0000000" calcext:value-type="float">
            <text:p>570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84000000" calcext:value-type="float">
            <text:p>58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7000000" calcext:value-type="float">
            <text:p>53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0000000" calcext:value-type="float">
            <text:p>520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5000000" calcext:value-type="float">
            <text:p>555000000</text:p>
          </table:table-cell>
          <table:table-cell office:value-type="float" office:value="663000000" calcext:value-type="float">
            <text:p>663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5000000" calcext:value-type="float">
            <text:p>52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9000000" calcext:value-type="float">
            <text:p>529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7000000" calcext:value-type="float">
            <text:p>557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75000000" calcext:value-type="float">
            <text:p>575000000</text:p>
          </table:table-cell>
          <table:table-cell office:value-type="float" office:value="626000000" calcext:value-type="float">
            <text:p>626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01000000" calcext:value-type="float">
            <text:p>501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8000000" calcext:value-type="float">
            <text:p>52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65000000" calcext:value-type="float">
            <text:p>56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7000000" calcext:value-type="float">
            <text:p>52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65000000" calcext:value-type="float">
            <text:p>56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9000000" calcext:value-type="float">
            <text:p>49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6000000" calcext:value-type="float">
            <text:p>576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629000000" calcext:value-type="float">
            <text:p>629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88000000" calcext:value-type="float">
            <text:p>488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6000000" calcext:value-type="float">
            <text:p>55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64000000" calcext:value-type="float">
            <text:p>56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0000000" calcext:value-type="float">
            <text:p>53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783000000" calcext:value-type="float">
            <text:p>783000000</text:p>
          </table:table-cell>
          <table:table-cell office:value-type="float" office:value="773000000" calcext:value-type="float">
            <text:p>773000000</text:p>
          </table:table-cell>
          <table:table-cell office:value-type="float" office:value="772000000" calcext:value-type="float">
            <text:p>772000000</text:p>
          </table:table-cell>
          <table:table-cell office:value-type="float" office:value="778000000" calcext:value-type="float">
            <text:p>77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817000000" calcext:value-type="float">
            <text:p>817000000</text:p>
          </table:table-cell>
          <table:table-cell office:value-type="float" office:value="773000000" calcext:value-type="float">
            <text:p>773000000</text:p>
          </table:table-cell>
          <table:table-cell office:value-type="float" office:value="772000000" calcext:value-type="float">
            <text:p>772000000</text:p>
          </table:table-cell>
          <table:table-cell office:value-type="float" office:value="771000000" calcext:value-type="float">
            <text:p>771000000</text:p>
          </table:table-cell>
          <table:table-cell table:number-columns-repeated="2" office:value-type="float" office:value="772000000" calcext:value-type="float">
            <text:p>772000000</text:p>
          </table:table-cell>
          <table:table-cell office:value-type="float" office:value="774000000" calcext:value-type="float">
            <text:p>774000000</text:p>
          </table:table-cell>
          <table:table-cell office:value-type="float" office:value="772000000" calcext:value-type="float">
            <text:p>772000000</text:p>
          </table:table-cell>
          <table:table-cell office:value-type="float" office:value="773000000" calcext:value-type="float">
            <text:p>773000000</text:p>
          </table:table-cell>
          <table:table-cell office:value-type="float" office:value="772000000" calcext:value-type="float">
            <text:p>772000000</text:p>
          </table:table-cell>
          <table:table-cell office:value-type="float" office:value="775000000" calcext:value-type="float">
            <text:p>775000000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94000000" calcext:value-type="float">
            <text:p>69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0000000" calcext:value-type="float">
            <text:p>610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8000000" calcext:value-type="float">
            <text:p>53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65000000" calcext:value-type="float">
            <text:p>565000000</text:p>
          </table:table-cell>
          <table:table-cell office:value-type="float" office:value="579000000" calcext:value-type="float">
            <text:p>579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665000000" calcext:value-type="float">
            <text:p>665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6" office:value-type="float" office:value="523000000" calcext:value-type="float">
            <text:p>523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646000000" calcext:value-type="float">
            <text:p>646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0000000" calcext:value-type="float">
            <text:p>50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65000000" calcext:value-type="float">
            <text:p>565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5000000" calcext:value-type="float">
            <text:p>56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65000000" calcext:value-type="float">
            <text:p>56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56000000" calcext:value-type="float">
            <text:p>556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17000000" calcext:value-type="float">
            <text:p>517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38000000" calcext:value-type="float">
            <text:p>63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3000000" calcext:value-type="float">
            <text:p>563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0000000" calcext:value-type="float">
            <text:p>540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9000000" calcext:value-type="float">
            <text:p>55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671000000" calcext:value-type="float">
            <text:p>67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57000000" calcext:value-type="float">
            <text:p>55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8000000" calcext:value-type="float">
            <text:p>558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673000000" calcext:value-type="float">
            <text:p>673000000</text:p>
          </table:table-cell>
          <table:table-cell office:value-type="float" office:value="516000000" calcext:value-type="float">
            <text:p>516000000</text:p>
          </table:table-cell>
          <table:table-cell table:number-columns-repeated="2" office:value-type="float" office:value="505000000" calcext:value-type="float">
            <text:p>50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6000000" calcext:value-type="float">
            <text:p>556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6000000" calcext:value-type="float">
            <text:p>516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4000000" calcext:value-type="float">
            <text:p>55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7000000" calcext:value-type="float">
            <text:p>517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635000000" calcext:value-type="float">
            <text:p>635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0000000" calcext:value-type="float">
            <text:p>56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5000000" calcext:value-type="float">
            <text:p>53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1000000" calcext:value-type="float">
            <text:p>56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628000000" calcext:value-type="float">
            <text:p>628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87000000" calcext:value-type="float">
            <text:p>487000000</text:p>
          </table:table-cell>
          <table:table-cell office:value-type="float" office:value="488000000" calcext:value-type="float">
            <text:p>488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65000000" calcext:value-type="float">
            <text:p>56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7000000" calcext:value-type="float">
            <text:p>517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8000000" calcext:value-type="float">
            <text:p>518000000</text:p>
          </table:table-cell>
          <table:table-cell table:number-columns-repeated="3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32000000" calcext:value-type="float">
            <text:p>63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56000000" calcext:value-type="float">
            <text:p>55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95000000" calcext:value-type="float">
            <text:p>595000000</text:p>
          </table:table-cell>
          <table:table-cell office:value-type="float" office:value="668000000" calcext:value-type="float">
            <text:p>668000000</text:p>
          </table:table-cell>
          <table:table-cell office:value-type="float" office:value="519000000" calcext:value-type="float">
            <text:p>519000000</text:p>
          </table:table-cell>
          <table:table-cell table:number-columns-repeated="2"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61000000" calcext:value-type="float">
            <text:p>561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table:number-columns-repeated="2" office:value-type="float" office:value="512000000" calcext:value-type="float">
            <text:p>51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653000000" calcext:value-type="float">
            <text:p>653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table:number-columns-repeated="2"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9000000" calcext:value-type="float">
            <text:p>569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1000000" calcext:value-type="float">
            <text:p>561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617000000" calcext:value-type="float">
            <text:p>61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9000000" calcext:value-type="float">
            <text:p>569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3000000" calcext:value-type="float">
            <text:p>56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46000000" calcext:value-type="float">
            <text:p>646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2" office:value-type="float" office:value="490000000" calcext:value-type="float">
            <text:p>490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4000000" calcext:value-type="float">
            <text:p>554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45000000" calcext:value-type="float">
            <text:p>54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9000000" calcext:value-type="float">
            <text:p>55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3000000" calcext:value-type="float">
            <text:p>533000000</text:p>
          </table:table-cell>
          <table:table-cell table:number-columns-repeated="2"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651000000" calcext:value-type="float">
            <text:p>651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47000000" calcext:value-type="float">
            <text:p>547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6000000" calcext:value-type="float">
            <text:p>52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3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662000000" calcext:value-type="float">
            <text:p>66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70000000" calcext:value-type="float">
            <text:p>570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3000000" calcext:value-type="float">
            <text:p>533000000</text:p>
          </table:table-cell>
          <table:table-cell office:value-type="float" office:value="553000000" calcext:value-type="float">
            <text:p>55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1000000" calcext:value-type="float">
            <text:p>57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655000000" calcext:value-type="float">
            <text:p>655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0000000" calcext:value-type="float">
            <text:p>490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1000000" calcext:value-type="float">
            <text:p>55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638000000" calcext:value-type="float">
            <text:p>63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489000000" calcext:value-type="float">
            <text:p>489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96000000" calcext:value-type="float">
            <text:p>596000000</text:p>
          </table:table-cell>
          <table:table-cell office:value-type="float" office:value="570000000" calcext:value-type="float">
            <text:p>570000000</text:p>
          </table:table-cell>
          <table:table-cell office:value-type="float" office:value="575000000" calcext:value-type="float">
            <text:p>575000000</text:p>
          </table:table-cell>
          <table:table-cell office:value-type="float" office:value="587000000" calcext:value-type="float">
            <text:p>587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2000000" calcext:value-type="float">
            <text:p>57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table:number-columns-repeated="2"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5000000" calcext:value-type="float">
            <text:p>57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640000000" calcext:value-type="float">
            <text:p>640000000</text:p>
          </table:table-cell>
          <table:table-cell table:number-columns-repeated="2" office:value-type="float" office:value="490000000" calcext:value-type="float">
            <text:p>490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2000000" calcext:value-type="float">
            <text:p>572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0000000" calcext:value-type="float">
            <text:p>560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3000000" calcext:value-type="float">
            <text:p>523000000</text:p>
          </table:table-cell>
          <table:table-cell office:value-type="float" office:value="659000000" calcext:value-type="float">
            <text:p>65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5000000" calcext:value-type="float">
            <text:p>505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44000000" calcext:value-type="float">
            <text:p>544000000</text:p>
          </table:table-cell>
          <table:table-cell table:number-columns-repeated="2" office:value-type="float" office:value="501000000" calcext:value-type="float">
            <text:p>501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45000000" calcext:value-type="float">
            <text:p>54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8000000" calcext:value-type="float">
            <text:p>518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6000000" calcext:value-type="float">
            <text:p>516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55000000" calcext:value-type="float">
            <text:p>55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58000000" calcext:value-type="float">
            <text:p>558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7000000" calcext:value-type="float">
            <text:p>537000000</text:p>
          </table:table-cell>
          <table:table-cell office:value-type="float" office:value="546000000" calcext:value-type="float">
            <text:p>54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5000000" calcext:value-type="float">
            <text:p>505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0000000" calcext:value-type="float">
            <text:p>560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49000000" calcext:value-type="float">
            <text:p>649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546000000" calcext:value-type="float">
            <text:p>546000000</text:p>
          </table:table-cell>
          <table:table-cell office:value-type="float" office:value="553000000" calcext:value-type="float">
            <text:p>55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4" office:value-type="float" office:value="506000000" calcext:value-type="float">
            <text:p>506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619000000" calcext:value-type="float">
            <text:p>61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89000000" calcext:value-type="float">
            <text:p>48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72000000" calcext:value-type="float">
            <text:p>572000000</text:p>
          </table:table-cell>
          <table:table-cell office:value-type="float" office:value="570000000" calcext:value-type="float">
            <text:p>570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5000000" calcext:value-type="float">
            <text:p>53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5" office:value-type="float" office:value="507000000" calcext:value-type="float">
            <text:p>507000000</text:p>
          </table:table-cell>
          <table:table-cell office:value-type="float" office:value="633000000" calcext:value-type="float">
            <text:p>63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8T09:00:31.914158161</dc:date>
    <meta:document-statistic meta:table-count="1" meta:cell-count="6017" meta:object-count="0"/>
    <meta:generator>LibreOffice/4.2.8.2$Linux_X86_64 LibreOffice_project/420m0$Build-2</meta:generator>
  </office:meta>
</office:document-meta>
</file>